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2.121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9" style:family="table-cell" style:parent-style-name="Default">
      <style:map style:condition="is-true-formula(AND(NOT(ISBLANK([.D$1])); NOT(ISBLANK([.$A30])); ISEVEN(ROW())))" style:apply-style-name="Cell" style:base-cell-address="Feuille1.D30"/>
    </style:style>
    <style:style style:name="ce14" style:family="table-cell" style:parent-style-name="Default">
      <style:table-cell-properties fo:wrap-option="wrap"/>
      <style:map style:condition="is-true-formula(AND(NOT(ISBLANK([.A$1])); NOT(ISBLANK([.$A2])); ISEVEN(ROW())))" style:apply-style-name="Cell" style:base-cell-address="Feuille1.A2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G$1])); NOT(ISBLANK([.$A28])); ISEVEN(ROW())))" style:apply-style-name="Cell" style:base-cell-address="Feuille1.G28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G$1])); NOT(ISBLANK([.$A30])); ISEVEN(ROW())))" style:apply-style-name="Cell" style:base-cell-address="Feuille1.G30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20" style:family="table-cell" style:parent-style-name="Default">
      <style:map style:condition="is-true-formula(AND(NOT(ISBLANK([.K$1])); NOT(ISBLANK([.$A27])); ISEVEN(ROW())))" style:apply-style-name="Cell" style:base-cell-address="Feuille1.K27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column table:style-name="co6" table:number-columns-repeated="15360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2" office:value-type="string" calcext:value-type="string">
            <text:p>unixtime</text:p>
          </table:table-cell>
          <table:table-cell table:style-name="ce2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ce2" office:value-type="string" calcext:value-type="string">
            <text:p>icon</text:p>
          </table:table-cell>
          <table:table-cell table:style-name="ce16" table:number-columns-repeated="1637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atch 2D web school LTS 24h-nc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-nc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-nc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OOUUHGI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linux 2D puzzle platformer complete showcased 24h-nc</text:p>
          </table:table-cell>
          <table:table-cell office:value-type="string" calcext:value-type="string">
            <text:p><text:span text:style-name="T1"><text:a xlink:href="https://patou-todog.itch.io/booouuhgie" xlink:type="simple">https://patou-todog.itch.io/booouuhgie</text:a></text:span></text:p>
          </table:table-cell>
          <table:table-cell/>
          <table:table-cell office:value-type="float" office:value="1729424700" calcext:value-type="float">
            <text:p>1729424700</text:p>
          </table:table-cell>
          <table:table-cell table:number-columns-repeated="3"/>
          <table:table-cell office:value-type="string" calcext:value-type="string">
            <text:p><text:span text:style-name="T1"><text:a xlink:href="https://github.com/xorblo-doitus/booouuhgie" xlink:type="simple">https://github.com/xorblo-doitus/booouuhgie</text:a></text:span></text:p>
          </table:table-cell>
          <table:table-cell table:number-columns-repeated="2"/>
          <table:table-cell office:value-type="string" calcext:value-type="string">
            <text:p>https://raw.githubusercontent.com/xorblo-doitus/booouuhgie/main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LE_SET_CLIPBOARD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889" xlink:type="simple">https://godotengine.org/asset-library/asset/3889</text:a></text:p>
          </table:table-cell>
          <table:table-cell table:style-name="ce14" office:value-type="string" calcext:value-type="string">
            <text:p><text:span text:style-name="T1"><text:a xlink:href="https://raw.githubusercontent.com/xorblo-doitus/TileSet-Clipboard/cb820719358f94e7ad8e5e652629e4e6c8897a83/addons/tile_set_clipboard.editor/.assets_for_readme/example_use_v2.gif" xlink:type="simple">https://raw.githubusercontent.com/xorblo-doitus/TileSet-Clipboard/cb820719358f94e7ad8e5e652629e4e6c8897a83/addons/tile_set_clipboard.editor/.assets_for_readme/example_use_v2.gif</text:a></text:span></text:p>
          </table:table-cell>
          <table:table-cell office:value-type="float" office:value="1744553460" calcext:value-type="float">
            <text:p>1744553460</text:p>
          </table:table-cell>
          <table:table-cell table:number-columns-repeated="3"/>
          <table:table-cell table:style-name="ce20" office:value-type="string" calcext:value-type="string">
            <text:p><text:a xlink:href="https://github.com/xorblo-doitus/TileSet-Clipboard" xlink:type="simple">https://github.com/xorblo-doitus/TileSet-Clipboard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TileSet-Clipboard/main/icon.svg" xlink:type="simple">https://raw.githubusercontent.com/xorblo-doitus/TileSet-Clipboard/main/icon.svg</text:a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Y_ICON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958" xlink:type="simple">https://godotengine.org/asset-library/asset/3958</text:a></text:p>
          </table:table-cell>
          <table:table-cell office:value-type="string" calcext:value-type="string">
            <text:p>NONE</text:p>
          </table:table-cell>
          <table:table-cell table:style-name="ce21" office:value-type="float" office:value="1745314620" calcext:value-type="float">
            <text:p>1745314620</text:p>
          </table:table-cell>
          <table:table-cell table:number-columns-repeated="3"/>
          <table:table-cell office:value-type="string" calcext:value-type="string">
            <text:p>https://github.com/xorblo-doitus/AnyIcon</text:p>
          </table:table-cell>
          <table:table-cell table:number-columns-repeated="2"/>
          <table:table-cell office:value-type="string" calcext:value-type="string">
            <text:p><text:a xlink:href="https://raw.githubusercontent.com/xorblo-doitus/AnyIcon/" xlink:type="simple">https://raw.githubusercontent.com/xorblo-doitus/AnyIcon/</text:a>main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SIC_PLAYER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ython tool LTS showcased</text:p>
          </table:table-cell>
          <table:table-cell/>
          <table:table-cell office:value-type="string" calcext:value-type="string">
            <text:p>/projects/assets/images/thumbnails/music-player.png</text:p>
          </table:table-cell>
          <table:table-cell office:value-type="float" office:value="1675119600" calcext:value-type="float">
            <text:p>1675119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G_EM_UP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godot arcade 2D web complete showcased 6h-nc</text:p>
          </table:table-cell>
          <table:table-cell office:value-type="string" calcext:value-type="string">
            <text:p><text:a xlink:href="https://patou-todog.itch.io/frog-em-up" xlink:type="simple">https://patou-todog.itch.io/frog-em-up</text:a></text:p>
          </table:table-cell>
          <table:table-cell/>
          <table:table-cell table:style-name="ce22" office:value-type="float" office:value="1751135400" calcext:value-type="float">
            <text:p>1751135400</text:p>
          </table:table-cell>
          <table:table-cell table:number-columns-repeated="3"/>
          <table:table-cell office:value-type="string" calcext:value-type="string">
            <text:p><text:a xlink:href="https://github.com/xorblo-doitus/Frog-em-up" xlink:type="simple">https://github.com/xorblo-doitus/Frog-em-up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Frog-em-up/main/icon.png" xlink:type="simple">https://raw.githubusercontent.com/xorblo-doitus/Frog-em-up/main/icon.png</text:a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MWORKS_GUI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mworks plugin 2D LTS</text:p>
          </table:table-cell>
          <table:table-cell office:value-type="string" calcext:value-type="string">
            <text:p><text:a xlink:href="https://my.numworks.com/python/patou/gui_min" xlink:type="simple">https://my.numworks.com/python/patou/gui_min</text:a></text:p>
          </table:table-cell>
          <table:table-cell office:value-type="string" calcext:value-type="string">
            <text:p>https://raw.githubusercontent.com/xorblo-doitus/Numworks-gui/refs/heads/main/about/example.png</text:p>
          </table:table-cell>
          <table:table-cell office:value-type="float" office:value="1629410400" calcext:value-type="float">
            <text:p>1629410400</text:p>
          </table:table-cell>
          <table:table-cell table:number-columns-repeated="3"/>
          <table:table-cell office:value-type="string" calcext:value-type="string">
            <text:p><text:a xlink:href="https://github.com/xorblo-doitus/Numworks-gui" xlink:type="simple">https://github.com/xorblo-doitus/Numworks-gui</text:a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ZIER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mworks tool toy 2D complete</text:p>
          </table:table-cell>
          <table:table-cell office:value-type="string" calcext:value-type="string">
            <text:p><text:a xlink:href="https://my.numworks.com/python/patou/bezier" xlink:type="simple">https://my.numworks.com/python/patou/bezier</text:a></text:p>
          </table:table-cell>
          <table:table-cell office:value-type="string" calcext:value-type="string">
            <text:p>/projects/assets/images/thumbnails/bezier.png</text:p>
          </table:table-cell>
          <table:table-cell office:value-type="float" office:value="1717185600" calcext:value-type="float">
            <text:p>1717185600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-1" calcext:type="number" calcext:color="#b2b2b2"/>
              <calcext:color-scale-entry calcext:value="0" calcext:type="percentile" calcext:color="#ff5656"/>
              <calcext:color-scale-entry calcext:value="100" calcext:type="number" calcext:color="#58ff00"/>
            </calcext:color-scale>
          </calcext:conditional-format>
          <calcext:conditional-format calcext:target-range-address="Feuille1.A31:Feuille1.AMJ1048576 Feuille1.A30:Feuille1.C30 Feuille1.H30:Feuille1.AMJ30 Feuille1.A2:Feuille1.AMJ26 Feuille1.A29:Feuille1.AMJ29 Feuille1.A28:Feuille1.F28 Feuille1.H28:Feuille1.AMJ28 Feuille1.A27:Feuille1.J27 Feuille1.L27:Feuille1.AMJ27 Feuille1.E30:Feuille1.F30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31:Feuille1.AMJ1048576 Feuille1.A30:Feuille1.C30 Feuille1.H30:Feuille1.AMJ30 Feuille1.A2:Feuille1.AMJ26 Feuille1.A29:Feuille1.AMJ29 Feuille1.A28:Feuille1.F28 Feuille1.H28:Feuille1.AMJ28 Feuille1.A27:Feuille1.J27 Feuille1.L27:Feuille1.AMJ27 Feuille1.E30:Feuille1.F30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  <calcext:conditional-format calcext:target-range-address="Feuille1.D30:Feuille1.D30">
            <calcext:condition calcext:apply-style-name="Cell" calcext:value="formula-is(AND(NOT(ISBLANK([.D$1])); NOT(ISBLANK([.$A30])); ISEVEN(ROW())))" calcext:base-cell-address="Feuille1.D30"/>
          </calcext:conditional-format>
          <calcext:conditional-format calcext:target-range-address="Feuille1.D30:Feuille1.D30">
            <calcext:condition calcext:apply-style-name="Cell2" calcext:value="formula-is(AND(NOT(ISBLANK([.D$1])); NOT(ISBLANK([.$A30])); ISODD(ROW())))" calcext:base-cell-address="Feuille1.D30"/>
          </calcext:conditional-format>
          <calcext:conditional-format calcext:target-range-address="Feuille1.G28:Feuille1.G28">
            <calcext:condition calcext:apply-style-name="Cell" calcext:value="formula-is(AND(NOT(ISBLANK([.G$1])); NOT(ISBLANK([.$A28])); ISEVEN(ROW())))" calcext:base-cell-address="Feuille1.G28"/>
          </calcext:conditional-format>
          <calcext:conditional-format calcext:target-range-address="Feuille1.G28:Feuille1.G28">
            <calcext:condition calcext:apply-style-name="Cell2" calcext:value="formula-is(AND(NOT(ISBLANK([.G$1])); NOT(ISBLANK([.$A28])); ISODD(ROW())))" calcext:base-cell-address="Feuille1.G28"/>
          </calcext:conditional-format>
          <calcext:conditional-format calcext:target-range-address="Feuille1.K27:Feuille1.K27">
            <calcext:condition calcext:apply-style-name="Cell" calcext:value="formula-is(AND(NOT(ISBLANK([.K$1])); NOT(ISBLANK([.$A27])); ISEVEN(ROW())))" calcext:base-cell-address="Feuille1.K27"/>
          </calcext:conditional-format>
          <calcext:conditional-format calcext:target-range-address="Feuille1.K27:Feuille1.K27">
            <calcext:condition calcext:apply-style-name="Cell2" calcext:value="formula-is(AND(NOT(ISBLANK([.K$1])); NOT(ISBLANK([.$A27])); ISODD(ROW())))" calcext:base-cell-address="Feuille1.K27"/>
          </calcext:conditional-format>
          <calcext:conditional-format calcext:target-range-address="Feuille1.G30:Feuille1.G30">
            <calcext:condition calcext:apply-style-name="Cell" calcext:value="formula-is(AND(NOT(ISBLANK([.G$1])); NOT(ISBLANK([.$A30])); ISEVEN(ROW())))" calcext:base-cell-address="Feuille1.G30"/>
          </calcext:conditional-format>
          <calcext:conditional-format calcext:target-range-address="Feuille1.G30:Feuille1.G30">
            <calcext:condition calcext:apply-style-name="Cell2" calcext:value="formula-is(AND(NOT(ISBLANK([.G$1])); NOT(ISBLANK([.$A30])); ISODD(ROW())))" calcext:base-cell-address="Feuille1.G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09:06:21.91670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7T09:07:34.701658700</dc:date>
    <meta:editing-duration>PT11H44M10S</meta:editing-duration>
    <meta:editing-cycles>97</meta:editing-cycles>
    <meta:generator>LibreOffice/25.2.4.3$Windows_X86_64 LibreOffice_project/33e196637044ead23f5c3226cde09b47731f7e27</meta:generator>
    <dc:creator>Patou</dc:creator>
    <meta:document-statistic meta:table-count="1" meta:cell-count="237" meta:object-count="0"/>
  </office:meta>
</office:document-meta>
</file>